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232cm"/>
    </style:style>
    <style:style style:name="gr4" style:family="graphic" style:parent-style-name="standard">
      <style:graphic-properties draw:stroke="none" svg:stroke-color="#000000" draw:fill="none" draw:fill-color="#ffffff" fo:min-height="1.07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5.145cm" svg:height="15.51cm" svg:x="2.828cm" svg:y="2.007cm">
          <text:p/>
        </draw:rect>
        <draw:line draw:style-name="gr2" draw:text-style-name="P1" draw:layer="layout" svg:x1="13.411cm" svg:y1="2.047cm" svg:x2="13.411cm" svg:y2="17.517cm">
          <text:p/>
        </draw:line>
        <draw:line draw:style-name="gr2" draw:text-style-name="P1" draw:layer="layout" svg:x1="2.805cm" svg:y1="14.689cm" svg:x2="13.411cm" svg:y2="14.689cm">
          <text:p/>
        </draw:line>
        <draw:frame draw:style-name="gr3" draw:text-style-name="P2" draw:layer="layout" svg:width="2.911cm" svg:height="1.482cm" svg:x="2.856cm" svg:y="2.01cm">
          <draw:text-box>
            <text:p text:style-name="P2"><text:span text:style-name="T1">Entry</text:span></text:p>
          </draw:text-box>
        </draw:frame>
        <draw:frame draw:style-name="gr3" draw:text-style-name="P2" draw:layer="layout" svg:width="3.175cm" svg:height="1.482cm" svg:x="13.546cm" svg:y="2.062cm">
          <draw:text-box>
            <text:p text:style-name="P2"><text:span text:style-name="T1">Buttons</text:span></text:p>
          </draw:text-box>
        </draw:frame>
        <draw:frame draw:style-name="gr4" draw:text-style-name="P2" draw:layer="layout" svg:width="3.069cm" svg:height="1.323cm" svg:x="2.804cm" svg:y="14.711cm">
          <draw:text-box>
            <text:p text:style-name="P2"><text:span text:style-name="T1">Statu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meta:initial-creator>Jon Wolfers</meta:initial-creator>
    <meta:creation-date>2009-12-08T21:40:39</meta:creation-date>
    <dc:creator>Jon Wolfers</dc:creator>
    <dc:date>2009-12-08T21:46:41</dc:date>
    <meta:editing-cycles>1</meta:editing-cycles>
    <meta:editing-duration>PT6M3S</meta:editing-duration>
    <meta:user-defined meta:name="Info 1"/>
    <meta:user-defined meta:name="Info 2"/>
    <meta:user-defined meta:name="Info 3"/>
    <meta:user-defined meta:name="Info 4"/>
    <meta:document-statistic meta:object-count="6"/>
  </office:meta>
</office:document-meta>
</file>